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T1" style:family="text">
      <style:text-properties officeooo:rsid="000f8070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UPO GURRUCHAGA, MOCCIA, ROSAS</text:p>
      <text:p text:style-name="P2"/>
      <text:p text:style-name="P2">REALIDAD MODELO DE INMOBILIARIA</text:p>
      <text:p text:style-name="P1"/>
      <text:p text:style-name="P1">La inmobiliaria Inversiones Mercedes maneja información acerca de inmuebles que se alquilan (casas, departamentos, locales, terrenos) asesores y clientes que pueden ser propietarios de inmuebles o inquilinos. </text:p>
      <text:p text:style-name="P1">Un mismo propietario puede ser dueño de más de un inmueble en alquiler, pero también <text:s/>puede alquilar más de un inmueble.</text:p>
      <text:p text:style-name="P1">Un asesor se encarga de captar inmuebles, ofrece servicios adminitrativos (Premiun / Basico) y es quien interviene con los contratos de los inquilinos y propietarios, para las ventas y alquiler.</text:p>
      <text:p text:style-name="P1">De un inmueble nos interesa: dirección, estado(libre, alquilado, reservado), servicios, precio, observaciones (ej: no se admiten mascota), contacto (Dueño), tel,(Dueño).</text:p>
      <text:p text:style-name="P1">De las casas/departamentos nos interesa: cantidad de baños, living, dormitorios, si tiene patio, cochera, cocina-comedor, living-cocina-comedor, impuestos y el precio de alquiler (aumento en caso de alquiler) o precio de venta.</text:p>
      <text:p text:style-name="P1"><text:span text:style-name="T1">Galpón</text:span>/local: tipo (<text:span text:style-name="T1">galpón</text:span> o local), si tiene baño, el imp incluido, precio de alquiler y el aumento.</text:p>
      <text:p text:style-name="P1">Terreno: metros cuadrados, frente, fondo y precio de venta.</text:p>
      <text:p text:style-name="P3"/>
      <text:p text:style-name="P1">De <text:s/>los <text:s/>clientes(propietarios / inquilinos) necesitamos: <text:s/>apellido <text:s/>y <text:s/>nombre, <text:s/>DNI, teléfono <text:s/>de contacto. De los asesores, la <text:span text:style-name="T1">jerarquía</text:span> (Jefe / Empleado).</text:p>
      <text:p text:style-name="P1">Para el contrato de <text:s/>alquiler necesitamos guardar precio, si tiene aumento, un garante, si tiene impuesto, <text:span text:style-name="T1">duración</text:span> que puede ser hasta <text:span text:style-name="T1">dos</text:span> años. El acesor que interviene en el contrato se lleva una comisión. La inmobiliaria cobra una <text:span text:style-name="T1">comisión</text:span> del pago mensual del mismo.</text:p>
      <text:p text:style-name="P1">En el contrato de venta de inmueble nos interesa el precio y forma de pagos.</text:p>
      <text:p text:style-name="P3"/>
      <text:p text:style-name="P1">La inmobiliaria ofrece dos servicio de administración</text:p>
      <text:p text:style-name="P1">Uno consta de administrar los pagos mensuales de los clientes, comunicación, quejas y reclamos. (ejemplo: un reclamo de cortar el pasto/ limpieza de un complejo).</text:p>
      <text:p text:style-name="P1">Y el servicio premium incluye lo <text:span text:style-name="T1">mencionado</text:span> y <text:span text:style-name="T1">también</text:span> la inmobiliaria se compromete a cumplir con la forma de pago estipulada en el contrato, en tiempo y forma, aun cuando los inquilinos no han cumplido con el pago del mes. Por supuesto el precio de la administración varía <text:span text:style-name="T1">según</text:span> el servicio.</text:p>
      <text:p text:style-name="P3"/>
      <text:p text:style-name="P4"><text:span text:style-name="T1">VISIÓN</text:span>:</text:p>
      <text:p text:style-name="P3"/>
      <text:p text:style-name="P3">Queremos mejorar el rendimiento administrativo de una inmobiliaria, proveyendoles servicios <text:span text:style-name="T1">informáticos</text:span> facilitando <text:span text:style-name="T1">administración</text:span>, ¿Como? Desarrollando una <text:span text:style-name="T1">aplicación</text:span> de <text:span text:style-name="T1">fácil</text:span> <text:span text:style-name="T1">interpretación</text:span> y usabilidad. <text:span text:style-name="T1">También</text:span> el alcance a las personas, ¿Cuales? Tanto propietario como inquilinos, o compradores <text:s/>¿Como? Con servicios en <text:s/>la web y aplicaciones <text:span text:style-name="T1">móvil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22T17:28:23.107000000</dc:date>
    <meta:editing-duration>PT1H36M5S</meta:editing-duration>
    <meta:editing-cycles>4</meta:editing-cycles>
    <meta:generator>LibreOffice/6.3.0.4$Windows_X86_64 LibreOffice_project/057fc023c990d676a43019934386b85b21a9ee99</meta:generator>
    <meta:print-date>2019-10-22T16:58:56.395000000</meta:print-date>
    <meta:document-statistic meta:table-count="0" meta:image-count="0" meta:object-count="0" meta:page-count="1" meta:paragraph-count="17" meta:word-count="371" meta:character-count="2515" meta:non-whitespace-character-count="2149"/>
  </office:meta>
</office:document-meta>
</file>